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2c7" officeooo:paragraph-rsid="001842c7"/>
    </style:style>
    <style:style style:name="P2" style:family="paragraph" style:parent-style-name="Standard">
      <style:paragraph-properties fo:text-align="justify" style:justify-single-word="false"/>
      <style:text-properties officeooo:rsid="001842c7" officeooo:paragraph-rsid="001842c7"/>
    </style:style>
    <style:style style:name="P3" style:family="paragraph" style:parent-style-name="Standard">
      <style:paragraph-properties fo:text-align="justify" style:justify-single-word="false"/>
      <style:text-properties officeooo:rsid="001842c7" officeooo:paragraph-rsid="0018d0d8"/>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42c7" officeooo:paragraph-rsid="001842c7"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8d0d8" officeooo:paragraph-rsid="0018d0d8"/>
    </style:style>
    <style:style style:name="P6" style:family="paragraph" style:parent-style-name="Standard">
      <style:text-properties fo:font-style="italic" officeooo:rsid="001842c7" officeooo:paragraph-rsid="001842c7" style:font-style-asian="italic" style:font-style-complex="italic"/>
    </style:style>
    <style:style style:name="P7" style:family="paragraph" style:parent-style-name="Standard">
      <style:paragraph-properties fo:text-align="justify" style:justify-single-word="false"/>
      <style:text-properties officeooo:rsid="00191443" officeooo:paragraph-rsid="00191443"/>
    </style:style>
    <style:style style:name="P8" style:family="paragraph" style:parent-style-name="Standard">
      <style:paragraph-properties fo:text-align="justify" style:justify-single-word="false"/>
      <style:text-properties officeooo:rsid="001a4214" officeooo:paragraph-rsid="001a4214"/>
    </style:style>
    <style:style style:name="P9" style:family="paragraph" style:parent-style-name="Standard">
      <style:paragraph-properties fo:text-align="justify" style:justify-single-word="false"/>
      <style:text-properties officeooo:rsid="001bddd6" officeooo:paragraph-rsid="001bddd6"/>
    </style:style>
    <style:style style:name="T1" style:family="text">
      <style:text-properties officeooo:rsid="0018d0d8"/>
    </style:style>
    <style:style style:name="T2" style:family="text">
      <style:text-properties officeooo:rsid="001a4214"/>
    </style:style>
    <style:style style:name="T3" style:family="text">
      <style:text-properties officeooo:rsid="001d8554"/>
    </style:style>
    <style:style style:name="T4" style:family="text">
      <style:text-properties officeooo:rsid="002030ce"/>
    </style:style>
    <style:style style:name="T5" style:family="text">
      <style:text-properties officeooo:rsid="00204c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pour le développeur</text:p>
      <text:p text:style-name="P1"/>
      <text:p text:style-name="P1"/>
      <text:p text:style-name="P1">I – Description de l’architecture</text:p>
      <text:p text:style-name="P1"/>
      <text:p text:style-name="P2">Nous avons construit notre projet en suivant le modèle MVC (Modèle Vue Contrôleur).</text:p>
      <text:p text:style-name="P2">Le <text:span text:style-name="T1">package model</text:span> comprend les classes Piece et Grid permettant de modéliser chaque pièce et la grille les contenant. Nous avons également ajouté une classe énumération PieceProperties. Cela a permis d’attribuer aux pièces des caractéristiques communes et générales comme par exemple le nombre d’orientations différentes d’une pièce, et d’éviter la redondance dans le code. <text:span text:style-name="T3">Cela permet également de stocker les données brutes du projet, comme les correspondances entre un couple (numéro_pièce, orientation_pièce) et la forme réelle de la pièce.</text:span></text:p>
      <text:p text:style-name="P5">Le package view …</text:p>
      <text:p text:style-name="P5">Le package controller …</text:p>
      <text:p text:style-name="P5">Le package programs contient les classes permettant d’effectuer les différentes actions du jeu. Elles sont toutes sans attributs et avec uniquement des méthodes statiques. Ce choix a été effectué car ces classes ne représentent pas des objets que l’on souhaiterait instancier mais des actions sur une grille. Leurs méthodes ne sont pas appelées en dehors du Main. </text:p>
      <text:p text:style-name="P5">La classe Main permet le déroulement du jeu. Elle récupère les arguments passés en ligne de commande ou par l’intermédiaire de l’interface graphique et crée en réponse soit un Generator, soit un Checker, soit un Solver, puis appelle leurs méthodes.</text:p>
      <text:p text:style-name="P3"/>
      <text:p text:style-name="P6">Diagramme de classes</text:p>
      <text:p text:style-name="P1"/>
      <text:p text:style-name="P1"/>
      <text:p text:style-name="P1"><text:span text:style-name="T1">II – Organisation du travail et difficultés d’implémentation</text:span> </text:p>
      <text:p text:style-name="P1"/>
      <text:p text:style-name="P5">Nous avons travaillé en binôme sur l’intégralité du projet. Nous avons commencé par nous réunir pour réfléchir à l’architecture et à la manière de modéliser le jeu. Puis nous avons commencé à coder le générateur et le vérificateur sans grandes difficultés, tout en avançant en parallèle sur l’interface graphique.</text:p>
      <text:p text:style-name="P5">C’est en travaillant sur le solveur que nous avons rencontré le plus de difficultés.</text:p>
      <text:p text:style-name="P7">Nous voulions tout d’abord réfléchir à l’algorithme et à <text:s/>son déroulement, et c’est surtout cette compréhension qui fut compliquée. En effet, nous arrivions rapidement à un algorithme qui pouvait tester si une pièce était correctement positionnée ou s’il fallait la pivoter mais dès qu’il fallait revenir en arrière dans l’arbre de recherche, nous rencontrions des erreurs. Nous avons fait plusieurs versions de l’algorithme avant de comprendre comment simuler la récursivité à l’aide d’une pile de positions.</text:p>
      <text:p text:style-name="P7"/>
      <text:p text:style-name="P7"/>
      <text:p text:style-name="P7">III – Fonctionnalités </text:p>
      <text:p text:style-name="P7"/>
      <text:p text:style-name="P7">Le vérificateur <text:span text:style-name="T4">parcourt la grille de gauche à droite et vérifie pour chaque pièce si son orientation est compatible avec la grille (pas de connexions dans le vide) mais aussi avec ses voisins du haut et de la gauche (le bon nombre de connexions avec eux)</text:span>.</text:p>
      <text:p text:style-name="P7"/>
      <text:p text:style-name="P7">Le générateur <text:span text:style-name="T5">choisit la première pièce au hasard puis pour les pièces suivantes de gauche à droite, recherche les pièces aux orientations possibles pour cet emplacement et choisit de nouveau au hasard parmi les possibilités.</text:span></text:p>
      <text:p text:style-name="P7"/>
      <text:p text:style-name="P7">Le solveur permet une résolution quasi-exhaustive avec deux choix de pièces. La première méthode solveRandom choisit au hasard la pièce par laquelle commencer la résolution puis avance dans la <text:soft-page-break/>grille de gauche à droite. La seconde méthode solveFix récupère toutes les pièces « fixées » de la grille. Ces pièces sont les pièces vides et les croix c’est-à-dire celles qu’il n’est pas nécessaire de tester. Elle va ensuite prendre une de ces pièces, récupérer ses voisins et trouver leurs orientations optimales. Puis la méthode effectue le même traitement avec tous les voisins de toutes les pièces fixées et termine les pièces restantes de gauche à <text:s/>droite. <text:s/></text:p>
      <text:p text:style-name="P9">Nous n’avons pas pu coder le solveur en multi-thread, et ce par manque de temps. En effet, nous avons travaillé des dizaines d’heures sur l’algorithme de base du solveur et pendant un long moment sans succès ce qui a retardé notre progression.</text:p>
      <text:p text:style-name="P9"/>
      <text:p text:style-name="P7">L’interface graphique permet d’afficher une grille proprement. L’utilisateur peut générer une nouvelle grille de la taille souhaitée, il peut cliquer sur les cases afin de faire pivoter les pièces, vérifier si sa solution est bonne et demander à ce que la grille soit résolue. Il est <text:span text:style-name="T2">d’ailleurs </text:span>possible de voir l<text:span text:style-name="T2">e solveur travailler.</text:span></text:p>
      <text:p text:style-name="P8">Toutes les structures ont été crées de manière générique. Ainsi, ajouter des pièces présentant plus de 4 connexions, comme dans le version HEX du jeu, ne devrait pas créer d’erreur, les algorithmes de résolution prenant en compte le nombre de connexions possibles.</text:p>
      <text:p text:style-name="P9">Si l’interface graphique n’est pas utilisée, un affichage de débogage en caractères Unicode apparaît en ligne de command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9:14:08.933780135</meta:creation-date>
    <dc:date>2018-01-27T20:24:11.238359683</dc:date>
    <meta:editing-duration>PT36M48S</meta:editing-duration>
    <meta:editing-cycles>5</meta:editing-cycles>
    <meta:generator>LibreOffice/5.1.6.2$Linux_X86_64 LibreOffice_project/10m0$Build-2</meta:generator>
    <meta:document-statistic meta:table-count="0" meta:image-count="0" meta:object-count="0" meta:page-count="2" meta:paragraph-count="21" meta:word-count="698" meta:character-count="4455" meta:non-whitespace-character-count="3768"/>
  </office:meta>
</office:document-meta>
</file>